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gionEncoderTests.shouldEncodeMultipleResourceRegionsFil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sourceRegionEncoderTests.non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RegionEncoderTests.stringConsumer(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RegionEncoderTests.cancelWithoutDemandForMultipleResourceReg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urceRegion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ZeroDemandSubscriber.hook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RegionEncoderTests.cancelWithoutDemandForSingleResource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RegionEncoderTests.shouldEncodeResourceRegionFil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